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2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4.459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margin-top="0cm" fo:margin-bottom="0.3cm"/>
      <style:text-properties fo:font-size="3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presentation:style-name="pr2" draw:text-style-name="P2" draw:layer="layout" svg:width="25.199cm" svg:height="12.259cm" svg:x="1.401cm" svg:y="4.284cm" presentation:class="subtitle" presentation:user-transformed="true">
          <draw:text-box>
            <text:p text:style-name="P2"><text:span text:style-name="T1">Membre de notre équipe</text:span><text:span text:style-name="T2"> :</text:span></text:p>
            <text:p text:style-name="P2"><text:span text:style-name="T1"/></text:p>
            <text:p text:style-name="P2">Nicolas AUDINAT</text:p>
            <text:p text:style-name="P2">Valentin ROCHA</text:p>
            <text:p text:style-name="P2">Hugo LEFERVRE</text:p>
            <text:p text:style-name="P2">Nicolas CHADU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"><text:span text:style-name="T1">Projet : SOS Prema</text:span></text:p>
          </draw:text-box>
        </draw:frame>
        <draw:frame presentation:style-name="pr5" draw:layer="layout" svg:width="25.199cm" svg:height="13.859cm" svg:x="1.401cm" svg:y="5.8cm" presentation:class="outline" presentation:user-transformed="true">
          <draw:text-box>
            <text:list text:style-name="L3">
              <text:list-item>
                <text:p>Résumé de vos attentes :</text:p>
                <text:list>
                  <text:list-header>
                    <text:p>- <text:tab/>migrer un fichier excel existant dans une base de données.</text:p>
                    <text:p>-<text:tab/>réaliser un back-office permettant l'utilisation de la base de donnée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es différentes tâches pour réaliser serait :</text:p>
                <text:list>
                  <text:list-header>
                    <text:p>-<text:tab/>Création d'un gestionnaire d'utilisateur.</text:p>
                    <text:p>-<text:tab/>Réaliser un modèle relationnel de la base de données.</text:p>
                    <text:p>-<text:tab/>Sélection d'un système de gestion de base de données selon les besoins</text:p>
                    <text:p>-<text:tab/>Programmation de la base de données</text:p>
                    <text:p>-<text:tab/>Migration du fichier excel sur la base de données</text:p>
                    <text:p>-<text:tab/>Créer un back-office en ligne permettant l'utilisation de la bas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presentation:style-name="pr7" draw:layer="layout" svg:width="25.199cm" svg:height="14.459cm" svg:x="1.4cm" svg:y="4.6cm" presentation:class="outline" presentation:user-transformed="true">
          <draw:text-box>
            <text:list text:style-name="L3">
              <text:list-item>
                <text:p>La base de données :</text:p>
                <text:list>
                  <text:list-header>
                    <text:p>-<text:tab/>Contiendra les informations sur un hôpital, d'une ville donnée.</text:p>
                    <text:p>-<text:tab/>Contiendra des informations sur les contacts de l'association située dans le centre hospitalier.</text:p>
                    <text:p>-<text:tab/>Sur les formations fournit par le centre (ou par l'association pour le centre)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99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chaduc</meta:initial-creator>
    <meta:creation-date>2015-11-19T22:32:53.38</meta:creation-date>
    <meta:editing-duration>PT24M29S</meta:editing-duration>
    <meta:editing-cycles>2</meta:editing-cycles>
    <dc:date>2015-11-19T22:57:04.96</dc:date>
    <dc:creator>nicolas chaduc</dc:creator>
    <meta:document-statistic meta:object-count="37"/>
    <meta:generator>OpenOffice/4.1.1$Win32 OpenOffice.org_project/411m6$Build-9775</meta:generator>
  </office:meta>
</office:document-meta>
</file>